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style>
    <style:style style:name="T6" style:parent-style-name="Absatz-Standardschriftart" style:family="text">
      <style:text-properties style:font-name="Arial" style:font-name-complex="Arial" fo:language="en" fo:country="US"/>
    </style:style>
    <style:style style:name="T7" style:parent-style-name="Absatz-Standardschriftart" style:family="text">
      <style:text-properties style:font-name="Monaco" style:font-name-complex="Arial" fo:font-size="10pt" style:font-size-asian="10pt" style:font-size-complex="10pt" fo:language="en" fo:country="US"/>
    </style:style>
    <style:style style:name="T8" style:parent-style-name="Absatz-Standardschriftart" style:family="text">
      <style:text-properties style:font-name="Arial" style:font-name-complex="Arial" fo:language="en" fo:country="US"/>
    </style:style>
    <style:style style:name="P9" style:parent-style-name="Standard" style:family="paragraph">
      <style:text-properties style:font-name="Arial" style:font-name-complex="Arial" fo:language="en" fo:country="US"/>
    </style:style>
    <style:style style:name="P10" style:parent-style-name="Standard" style:family="paragraph">
      <style:text-properties style:font-name="Arial" style:font-name-complex="Arial" fo:language="en" fo:country="US"/>
    </style:style>
    <style:style style:name="P11" style:parent-style-name="Standard" style:family="paragraph">
      <style:text-properties style:font-name="Arial" style:font-name-complex="Arial" fo:language="en" fo:country="US"/>
    </style:style>
    <style:style style:name="P12"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4" style:parent-style-name="Standard" style:family="paragraph">
      <style:paragraph-properties fo:text-align="justify" fo:margin-left="0.1972in" fo:text-indent="-0.1972in">
        <style:tab-stops/>
      </style:paragraph-propertie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T17" style:parent-style-name="Absatz-Standardschriftart" style:family="text">
      <style:text-properties style:font-name="Arial" style:font-name-complex="Arial" fo:language="en" fo:country="US"/>
    </style:style>
    <style:style style:name="T18" style:parent-style-name="Absatz-Standardschriftart" style:family="text">
      <style:text-properties style:font-name="Monaco" style:font-name-complex="Arial" fo:font-size="10pt" style:font-size-asian="10pt" style:font-size-complex="10pt" fo:language="en" fo:country="US"/>
    </style:style>
    <style:style style:name="T19" style:parent-style-name="Absatz-Standardschriftart" style:family="text">
      <style:text-properties style:font-name="Monaco" style:font-name-complex="Arial" fo:font-size="10pt" style:font-size-asian="10pt" style:font-size-complex="10pt" fo:language="en" fo:country="US"/>
    </style:style>
    <style:style style:name="T20" style:parent-style-name="Absatz-Standardschriftart" style:family="text">
      <style:text-properties style:font-name="Arial" style:font-name-complex="Arial" fo:language="en" fo:country="US"/>
    </style:style>
    <style:style style:name="T21" style:parent-style-name="Absatz-Standardschriftart" style:family="text">
      <style:text-properties style:font-name="Arial" style:font-name-complex="Arial" fo:language="en" fo:country="US"/>
    </style:style>
    <style:style style:name="T22" style:parent-style-name="Absatz-Standardschriftart" style:family="text">
      <style:text-properties style:font-name="Arial" style:font-name-complex="Arial" fo:language="en" fo:country="US"/>
    </style:style>
    <style:style style:name="T23" style:parent-style-name="Absatz-Standardschriftart" style:family="text">
      <style:text-properties style:font-name="Arial" style:font-name-complex="Arial" fo:language="en" fo:country="US"/>
    </style:style>
    <style:style style:name="T24" style:parent-style-name="Absatz-Standardschriftart" style:family="text">
      <style:text-properties style:font-name="Arial" style:font-name-complex="Arial" fo:language="en" fo:country="US"/>
    </style:style>
    <style:style style:name="T25" style:parent-style-name="Absatz-Standardschriftart" style:family="text">
      <style:text-properties style:font-name="Arial" style:font-name-complex="Arial" fo:language="en" fo:country="US"/>
    </style:style>
    <style:style style:name="T26" style:parent-style-name="Absatz-Standardschriftart" style:family="text">
      <style:text-properties style:font-name="Arial" style:font-name-complex="Arial" fo:language="en" fo:country="US"/>
    </style:style>
    <style:style style:name="T27" style:parent-style-name="Absatz-Standardschriftart" style:family="text">
      <style:text-properties style:font-name="Arial" style:font-name-complex="Arial" fo:language="en" fo:country="US"/>
    </style:style>
    <style:style style:name="T28" style:parent-style-name="Absatz-Standardschriftart" style:family="text">
      <style:text-properties style:font-name="Arial" style:font-name-complex="Arial" fo:language="en" fo:country="US"/>
    </style:style>
    <style:style style:name="T29" style:parent-style-name="Absatz-Standardschriftart" style:family="text">
      <style:text-properties style:font-name="Arial" style:font-name-complex="Arial" fo:language="en" fo:country="US"/>
    </style:style>
    <style:style style:name="T30" style:parent-style-name="Absatz-Standardschriftart" style:family="text">
      <style:text-properties style:font-name="Arial" style:font-name-complex="Arial" fo:language="en" fo:country="US"/>
    </style:style>
    <style:style style:name="T31" style:parent-style-name="Absatz-Standardschriftart" style:family="text">
      <style:text-properties style:font-name="Monaco" style:font-name-complex="Arial" fo:font-size="10pt" style:font-size-asian="10pt" style:font-size-complex="10pt" fo:language="en" fo:country="US"/>
    </style:style>
    <style:style style:name="T32" style:parent-style-name="Absatz-Standardschriftart" style:family="text">
      <style:text-properties style:font-name="Arial" style:font-name-complex="Arial" fo:language="en" fo:country="US"/>
    </style:style>
    <style:style style:name="P33" style:parent-style-name="Standard" style:family="paragraph">
      <style:paragraph-properties fo:text-align="justify" fo:margin-left="0.1972in" fo:text-indent="-0.1972in">
        <style:tab-stops/>
      </style:paragraph-properties>
    </style:style>
    <style:style style:name="T34" style:parent-style-name="Absatz-Standardschriftart" style:family="text">
      <style:text-properties style:font-name="Arial" style:font-name-complex="Arial" fo:language="en" fo:country="US"/>
    </style:style>
    <style:style style:name="T35" style:parent-style-name="Absatz-Standardschriftart" style:family="text">
      <style:text-properties style:font-name="Arial" style:font-name-complex="Arial" fo:language="en" fo:country="US"/>
    </style:style>
    <style:style style:name="T36" style:parent-style-name="Absatz-Standardschriftart" style:family="text">
      <style:text-properties style:font-name="Arial" style:font-name-complex="Arial" fo:language="en" fo:country="US"/>
    </style:style>
    <style:style style:name="T37" style:parent-style-name="Absatz-Standardschriftart" style:family="text">
      <style:text-properties style:font-name="Arial" style:font-name-complex="Arial" fo:language="en" fo:country="US"/>
    </style:style>
    <style:style style:name="T38" style:parent-style-name="Absatz-Standardschriftart" style:family="text">
      <style:text-properties style:font-name="Arial" style:font-name-complex="Arial" fo:language="en" fo:country="US"/>
    </style:style>
    <style:style style:name="T39" style:parent-style-name="Absatz-Standardschriftart" style:family="text">
      <style:text-properties style:font-name="Arial" style:font-name-complex="Arial" fo:language="en" fo:country="US"/>
    </style:style>
    <style:style style:name="T40" style:parent-style-name="Absatz-Standardschriftart" style:family="text">
      <style:text-properties style:font-name="Arial" style:font-name-complex="Arial" fo:language="en" fo:country="US"/>
    </style:style>
    <style:style style:name="T41" style:parent-style-name="Absatz-Standardschriftart" style:family="text">
      <style:text-properties style:font-name="Arial" style:font-name-complex="Arial" fo:language="en" fo:country="US"/>
    </style:style>
    <style:style style:name="T42" style:parent-style-name="Absatz-Standardschriftart" style:family="text">
      <style:text-properties style:font-name="Monaco" style:font-name-complex="Arial" fo:font-size="10pt" style:font-size-asian="10pt" style:font-size-complex="10pt"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Arial" style:font-name-complex="Arial" fo:language="en" fo:country="US"/>
    </style:style>
    <style:style style:name="T47" style:parent-style-name="Absatz-Standardschriftart" style:family="text">
      <style:text-properties style:font-name="Monaco" style:font-name-complex="Arial" fo:font-size="10pt" style:font-size-asian="10pt" style:font-size-complex="10pt" fo:language="en" fo:country="US"/>
    </style:style>
    <style:style style:name="T48" style:parent-style-name="Absatz-Standardschriftart" style:family="text">
      <style:text-properties style:font-name="Arial" style:font-name-complex="Arial" fo:language="en" fo:country="US"/>
    </style:style>
    <style:style style:name="P4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50" style:parent-style-name="Standard" style:family="paragraph">
      <style:paragraph-properties fo:margin-left="0.1972in" fo:text-indent="-0.1972in">
        <style:tab-stops/>
      </style:paragraph-properties>
      <style:text-properties style:font-name="Arial" style:font-name-complex="Arial" fo:language="en" fo:country="US"/>
    </style:style>
    <style:style style:name="P51" style:parent-style-name="Standard" style:family="paragraph">
      <style:paragraph-properties fo:margin-left="0.1972in" fo:text-indent="-0.1972in">
        <style:tab-stops/>
      </style:paragraph-propertie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Monaco" style:font-name-complex="Arial" fo:font-size="10pt" style:font-size-asian="10pt" style:font-size-complex="10pt" fo:language="en" fo:country="US"/>
    </style:style>
    <style:style style:name="P54"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5"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6"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7"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8" style:parent-style-name="Standard" style:family="paragraph">
      <style:paragraph-properties fo:margin-left="0.1972in" fo:text-indent="-0.1972in">
        <style:tab-stops/>
      </style:paragraph-properties>
      <style:text-properties style:font-name="Monaco" style:font-name-complex="Arial" fo:font-size="10pt" style:font-size-asian="10pt" style:font-size-complex="10pt" fo:language="en" fo:country="US"/>
    </style:style>
    <style:style style:name="P59" style:parent-style-name="Standard" style:family="paragraph">
      <style:paragraph-properties fo:margin-left="0.1972in" fo:text-indent="-0.1972in">
        <style:tab-stops/>
      </style:paragraph-properties>
      <style:text-properties style:font-name="Arial" style:font-name-complex="Arial" fo:language="en" fo:country="US"/>
    </style:style>
    <style:style style:name="P60" style:parent-style-name="Standard" style:family="paragraph">
      <style:paragraph-properties fo:text-align="justify" fo:margin-left="0.1972in" fo:text-indent="-0.1972in">
        <style:tab-stops/>
      </style:paragraph-propertie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Arial" style:font-name-complex="Arial"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font-weight="bold" style:font-weight-asian="bold" style:font-weight-complex="bold" fo:language="en" fo:country="US"/>
    </style:style>
    <style:style style:name="T65" style:parent-style-name="Absatz-Standardschriftart" style:family="text">
      <style:text-properties style:font-name="Arial" style:font-name-complex="Arial" fo:language="en" fo:country="US"/>
    </style:style>
    <style:style style:name="P66" style:parent-style-name="Standard" style:family="paragraph">
      <style:paragraph-properties fo:margin-left="0.1972in" fo:text-indent="-0.1972in">
        <style:tab-stops/>
      </style:paragraph-properties>
      <style:text-properties style:font-name="Arial" style:font-name-complex="Arial" fo:language="en" fo:country="US"/>
    </style:style>
    <style:style style:name="P67" style:parent-style-name="Standard" style:family="paragraph">
      <style:paragraph-properties fo:margin-left="0.1972in" fo:text-indent="-0.1972in">
        <style:tab-stops/>
      </style:paragraph-propertie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Monaco" style:font-name-complex="Arial" fo:font-size="10pt" style:font-size-asian="10pt" style:font-size-complex="10pt"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P74" style:parent-style-name="Standard" style:family="paragraph">
      <style:paragraph-properties fo:margin-left="0.1972in" fo:text-indent="-0.1972in">
        <style:tab-stops/>
      </style:paragraph-propertie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Monaco" style:font-name-complex="Arial" fo:font-size="10pt" style:font-size-asian="10pt" style:font-size-complex="10pt" fo:language="en" fo:country="US"/>
    </style:style>
    <style:style style:name="T77" style:parent-style-name="Absatz-Standardschriftart" style:family="text">
      <style:text-properties style:font-name="Arial" style:font-name-complex="Arial"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Arial" style:font-name-complex="Arial" fo:language="en" fo:country="US"/>
    </style:style>
    <style:style style:name="P80" style:parent-style-name="Standard" style:family="paragraph">
      <style:paragraph-properties fo:margin-left="0.1972in" fo:text-indent="-0.1972in">
        <style:tab-stops/>
      </style:paragraph-properties>
    </style:style>
    <style:style style:name="T81" style:parent-style-name="Absatz-Standardschriftart" style:family="text">
      <style:text-properties style:font-name="Arial" style:font-name-complex="Arial" fo:language="en" fo:country="US"/>
    </style:style>
    <style:style style:name="T82" style:parent-style-name="Absatz-Standardschriftart" style:family="text">
      <style:text-properties style:font-name="Monaco" style:font-name-complex="Arial" fo:font-size="10pt" style:font-size-asian="10pt" style:font-size-complex="10pt" fo:language="en" fo:country="US"/>
    </style:style>
    <style:style style:name="T83" style:parent-style-name="Absatz-Standardschriftart" style:family="text">
      <style:text-properties style:font-name="Monaco" style:font-name-complex="Arial" fo:font-size="10pt" style:font-size-asian="10pt" style:font-size-complex="10pt" fo:language="en" fo:country="US"/>
    </style:style>
    <style:style style:name="T84" style:parent-style-name="Absatz-Standardschriftart" style:family="text">
      <style:text-properties style:font-name="Monaco" style:font-name-complex="Arial" fo:font-size="10pt" style:font-size-asian="10pt" style:font-size-complex="10pt" fo:language="en" fo:country="US"/>
    </style:style>
    <style:style style:name="P85" style:parent-style-name="Standard" style:family="paragraph">
      <style:paragraph-properties fo:margin-left="0.1972in" fo:text-indent="-0.1972in">
        <style:tab-stops/>
      </style:paragraph-properties>
    </style:style>
    <style:style style:name="T86" style:parent-style-name="Absatz-Standardschriftart" style:family="text">
      <style:text-properties style:font-name="Arial" style:font-name-complex="Arial" fo:language="en" fo:country="US"/>
    </style:style>
    <style:style style:name="T87" style:parent-style-name="Absatz-Standardschriftart" style:family="text">
      <style:text-properties style:font-name="Monaco" style:font-name-complex="Arial" fo:font-size="10pt" style:font-size-asian="10pt" style:font-size-complex="10pt" fo:language="en" fo:country="US"/>
    </style:style>
    <style:style style:name="T88" style:parent-style-name="Absatz-Standardschriftart" style:family="text">
      <style:text-properties style:font-name="Monaco" style:font-name-complex="Arial" fo:font-size="10pt" style:font-size-asian="10pt" style:font-size-complex="10pt" fo:language="en" fo:country="US"/>
    </style:style>
    <style:style style:name="T89" style:parent-style-name="Absatz-Standardschriftart" style:family="text">
      <style:text-properties style:font-name="Arial" style:font-name-complex="Arial" fo:language="en" fo:country="US"/>
    </style:style>
    <style:style style:name="T90" style:parent-style-name="Absatz-Standardschriftart" style:family="text">
      <style:text-properties style:font-name="Arial" style:font-name-complex="Arial" fo:language="en" fo:country="US"/>
    </style:style>
    <style:style style:name="T91" style:parent-style-name="Absatz-Standardschriftart" style:family="text">
      <style:text-properties style:font-name="Arial" style:font-name-complex="Arial" fo:language="en" fo:country="US"/>
    </style:style>
    <style:style style:name="P92" style:parent-style-name="Standard" style:family="paragraph">
      <style:text-properties style:font-name="Arial" style:font-name-complex="Arial" fo:language="en" fo:country="US"/>
    </style:style>
    <style:style style:name="P93" style:parent-style-name="Standard" style:family="paragraph">
      <style:text-properties style:font-name="Arial" style:font-name-complex="Arial" fo:font-weight="bold" style:font-weight-asian="bold" style:font-weight-complex="bold" fo:language="en" fo:country="US"/>
    </style:style>
    <style:style style:name="P94" style:parent-style-name="Standard" style:family="paragraph">
      <style:text-properties style:font-name="Arial" style:font-name-complex="Arial" fo:font-weight="bold" style:font-weight-asian="bold" style:font-weight-complex="bold" fo:language="en" fo:country="US"/>
    </style:style>
    <style:style style:name="P95" style:parent-style-name="Standard" style:family="paragraph">
      <style:paragraph-properties fo:text-align="justify"/>
    </style:style>
    <style:style style:name="T96" style:parent-style-name="Absatz-Standardschriftart" style:family="text">
      <style:text-properties style:font-name="Arial" style:font-name-complex="Arial" fo:language="en" fo:country="US"/>
    </style:style>
    <style:style style:name="T97" style:parent-style-name="Absatz-Standardschriftart" style:family="text">
      <style:text-properties style:font-name="Arial" style:font-name-complex="Arial" fo:language="en" fo:country="US"/>
    </style:style>
    <style:style style:name="T98" style:parent-style-name="Absatz-Standardschriftart" style:family="text">
      <style:text-properties style:font-name="Monaco" style:font-name-complex="Arial" fo:font-size="10pt" style:font-size-asian="10pt" style:font-size-complex="10pt" fo:language="en" fo:country="US"/>
    </style:style>
    <style:style style:name="T99" style:parent-style-name="Absatz-Standardschriftart" style:family="text">
      <style:text-properties style:font-name="Arial" style:font-name-complex="Arial" fo:language="en" fo:country="US"/>
    </style:style>
    <style:style style:name="P100" style:parent-style-name="Standard" style:family="paragraph">
      <style:text-properties style:font-name="Arial" style:font-name-complex="Arial" fo:font-weight="bold" style:font-weight-asian="bold" style:font-weight-complex="bold" fo:language="en" fo:country="US"/>
    </style:style>
    <style:style style:name="P101" style:parent-style-name="Standard" style:family="paragraph">
      <style:text-properties style:font-name="Arial" style:font-name-complex="Arial" fo:font-weight="bold" style:font-weight-asian="bold" style:font-weight-complex="bold" fo:language="en" fo:country="US"/>
    </style:style>
    <style:style style:name="P102" style:parent-style-name="Standard" style:family="paragraph">
      <style:text-properties style:font-name="Arial" style:font-name-complex="Arial" fo:font-weight="bold" style:font-weight-asian="bold" style:font-weight-complex="bold" fo:language="en" fo:country="US"/>
    </style:style>
    <style:style style:name="P103" style:parent-style-name="Standard" style:family="paragraph">
      <style:text-properties style:font-name="Arial" style:font-name-complex="Arial" fo:language="en" fo:country="US"/>
    </style:style>
    <style:style style:name="P104" style:parent-style-name="Standard" style:family="paragraph">
      <style:paragraph-properties fo:text-align="justify"/>
      <style:text-properties style:font-name="Arial" style:font-name-complex="Arial" fo:language="en" fo:country="US"/>
    </style:style>
    <style:style style:name="P105" style:parent-style-name="Standard" style:family="paragraph">
      <style:paragraph-properties fo:text-align="justify"/>
    </style:style>
    <style:style style:name="T106" style:parent-style-name="Absatz-Standardschriftart" style:family="text">
      <style:text-properties style:font-name="Arial" style:font-name-complex="Arial" fo:font-weight="bold" style:font-weight-asian="bold" style:font-weight-complex="bold"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Monaco" style:font-name-complex="Arial" fo:font-size="10pt" style:font-size-asian="10pt" style:font-size-complex="10pt" fo:language="en" fo:country="US"/>
    </style:style>
    <style:style style:name="T109" style:parent-style-name="Absatz-Standardschriftart" style:family="text">
      <style:text-properties style:font-name="Arial" style:font-name-complex="Arial" fo:language="en" fo:country="US"/>
    </style:style>
    <style:style style:name="P110" style:parent-style-name="Standard" style:family="paragraph">
      <style:text-properties style:font-name="Arial" style:font-name-complex="Arial" fo:language="en" fo:country="US"/>
    </style:style>
    <style:style style:name="P111" style:parent-style-name="Standard" style:family="paragraph">
      <style:text-properties style:font-name="Arial" style:font-name-complex="Arial" fo:font-weight="bold" style:font-weight-asian="bold" style:font-weight-complex="bold" fo:language="en" fo:country="US"/>
    </style:style>
    <style:style style:name="P112" style:parent-style-name="Standard" style:family="paragraph">
      <style:text-properties style:font-name="Arial" style:font-name-complex="Arial" fo:language="en" fo:country="US"/>
    </style:style>
    <style:style style:name="P113" style:parent-style-name="Standard" style:family="paragraph">
      <style:paragraph-properties fo:text-align="justify"/>
      <style:text-properties style:font-name="Arial" style:font-name-complex="Arial" fo:language="en" fo:country="US"/>
    </style:style>
    <style:style style:name="P114" style:parent-style-name="Standard" style:family="paragraph">
      <style:paragraph-properties fo:text-align="justify"/>
      <style:text-properties style:font-name="Arial" style:font-name-complex="Arial" fo:language="en" fo:country="US"/>
    </style:style>
    <style:style style:name="P115" style:parent-style-name="Standard" style:family="paragraph">
      <style:text-properties style:font-name="Monaco" style:font-name-complex="Arial" fo:font-size="10pt" style:font-size-asian="10pt" style:font-size-complex="10pt" fo:language="en" fo:country="US"/>
    </style:style>
    <style:style style:name="P116" style:parent-style-name="Standard" style:family="paragraph">
      <style:text-properties style:font-name="Arial" style:font-name-complex="Arial" fo:language="en" fo:country="US"/>
    </style:style>
    <style:style style:name="P117" style:parent-style-name="Standard" style:family="paragraph">
      <style:paragraph-properties fo:text-align="justify"/>
      <style:text-properties style:font-name="Arial" style:font-name-complex="Arial" fo:language="en" fo:country="US"/>
    </style:style>
    <style:style style:name="P118" style:parent-style-name="Standard" style:family="paragraph">
      <style:text-properties style:font-name="Arial" style:font-name-complex="Arial" fo:language="en" fo:country="US"/>
    </style:style>
    <style:style style:name="P119" style:parent-style-name="Standard" style:family="paragraph">
      <style:paragraph-properties fo:text-align="justify"/>
    </style:style>
    <style:style style:name="T120" style:parent-style-name="Absatz-Standardschriftart" style:family="text">
      <style:text-properties style:font-name="Arial" style:font-name-complex="Arial" fo:language="en" fo:country="U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Arial" style:font-name-complex="Arial" fo:language="en" fo:country="US"/>
    </style:style>
    <style:style style:name="T123" style:parent-style-name="Absatz-Standardschriftart" style:family="text">
      <style:text-properties style:font-name="Monaco" style:font-name-complex="Arial" fo:font-size="10pt" style:font-size-asian="10pt" style:font-size-complex="10pt" fo:language="en" fo:country="US"/>
    </style:style>
    <style:style style:name="T124" style:parent-style-name="Absatz-Standardschriftart" style:family="text">
      <style:text-properties style:font-name="Arial" style:font-name-complex="Arial" fo:language="en" fo:country="US"/>
    </style:style>
    <style:style style:name="P125" style:parent-style-name="Standard" style:family="paragraph">
      <style:text-properties style:font-name="Arial" style:font-name-complex="Arial" fo:language="en" fo:country="US"/>
    </style:style>
    <style:style style:name="P126" style:parent-style-name="Standard" style:family="paragraph">
      <style:text-properties style:font-name="Arial" style:font-name-complex="Arial" fo:language="en" fo:country="US"/>
    </style:style>
    <style:style style:name="P127" style:parent-style-name="Standard" style:family="paragraph">
      <style:text-properties style:font-name="Arial" style:font-name-complex="Arial" fo:language="en" fo:country="US"/>
    </style:style>
    <style:style style:name="P128" style:parent-style-name="Standard" style:family="paragraph">
      <style:text-properties style:font-name="Arial" style:font-name-complex="Arial" fo:language="en" fo:country="US"/>
    </style:style>
    <style:style style:name="P129" style:parent-style-name="Standard" style:family="paragraph">
      <style:text-properties style:font-name="Arial" style:font-name-complex="Arial" fo:language="en" fo:country="US"/>
    </style:style>
    <style:style style:name="P130" style:parent-style-name="Standard" style:family="paragraph">
      <style:text-properties style:font-name="Arial" style:font-name-complex="Arial" fo:language="en" fo:country="US"/>
    </style:style>
    <style:style style:name="P131" style:parent-style-name="Standard" style:family="paragraph">
      <style:text-properties style:font-name="Arial" style:font-name-complex="Arial" fo:language="en" fo:country="US"/>
    </style:style>
    <style:style style:name="T132" style:parent-style-name="Absatz-Standardschriftart" style:family="text">
      <style:text-properties style:font-name="Arial" style:font-name-complex="Arial" fo:language="en" fo:country="US"/>
    </style:style>
    <style:style style:name="T133" style:parent-style-name="Absatz-Standardschriftart" style:family="text">
      <style:text-properties style:font-name="Arial" style:font-name-complex="Arial" fo:language="en" fo:country="US"/>
    </style:style>
    <style:style style:name="T134" style:parent-style-name="Absatz-Standardschriftart" style:family="text">
      <style:text-properties style:font-name="Arial" style:font-name-complex="Arial" fo:language="en" fo:country="US"/>
    </style:style>
    <style:style style:name="T135" style:parent-style-name="Absatz-Standardschriftart" style:family="text">
      <style:text-properties style:font-name="Arial" style:font-name-complex="Arial" fo:language="en" fo:country="US"/>
    </style:style>
    <style:style style:name="T136" style:parent-style-name="Absatz-Standardschriftart" style:family="text">
      <style:text-properties style:font-name="Arial" style:font-name-complex="Arial" fo:language="en" fo:country="US"/>
    </style:style>
    <style:style style:name="T137" style:parent-style-name="Absatz-Standardschriftart" style:family="text">
      <style:text-properties style:font-name="Arial" style:font-name-complex="Arial" fo:language="en" fo:country="US"/>
    </style:style>
    <style:style style:name="T138" style:parent-style-name="Absatz-Standardschriftart" style:family="text">
      <style:text-properties style:font-name="Monaco" style:font-name-complex="Arial" fo:font-size="10pt" style:font-size-asian="10pt" style:font-size-complex="10pt" fo:language="en" fo:country="US"/>
    </style:style>
    <style:style style:name="T139" style:parent-style-name="Absatz-Standardschriftart" style:family="text">
      <style:text-properties style:font-name="Monaco" style:font-name-complex="Arial" fo:font-size="10pt" style:font-size-asian="10pt" style:font-size-complex="10pt"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P142" style:parent-style-name="Standard" style:family="paragraph">
      <style:text-properties style:font-name="Arial" style:font-name-complex="Arial" fo:language="en" fo:country="US"/>
    </style:style>
    <style:style style:name="P143" style:parent-style-name="Standard" style:family="paragraph">
      <style:text-properties style:font-name="Arial" style:font-name-complex="Arial" fo:language="en" fo:country="US"/>
    </style:style>
    <style:style style:name="P144" style:parent-style-name="Standard" style:family="paragraph">
      <style:text-properties style:font-name="Arial" style:font-name-complex="Arial" fo:language="en" fo:country="US"/>
    </style:style>
    <style:style style:name="P145" style:parent-style-name="Standard" style:family="paragraph">
      <style:text-properties style:font-name="Arial" style:font-name-complex="Arial" fo:language="en" fo:country="US"/>
    </style:style>
    <style:style style:name="P146" style:parent-style-name="Standard" style:family="paragraph">
      <style:text-properties style:font-name="Arial" style:font-name-complex="Arial" fo:language="en" fo:country="US"/>
    </style:style>
    <style:style style:name="P147" style:parent-style-name="Standard" style:family="paragraph">
      <style:text-properties style:font-name="Arial" style:font-name-complex="Arial" fo:language="en" fo:country="US"/>
    </style:style>
    <style:style style:name="P148" style:parent-style-name="Standard" style:family="paragraph">
      <style:text-properties style:font-name="Arial" style:font-name-complex="Arial" fo:language="en" fo:country="US"/>
    </style:style>
    <style:style style:name="P149" style:parent-style-name="Standard" style:family="paragraph">
      <style:text-properties style:font-name="Arial" style:font-name-complex="Arial" fo:language="en" fo:country="US"/>
    </style:style>
    <style:style style:name="P150" style:parent-style-name="Standard" style:family="paragraph">
      <style:paragraph-properties fo:text-align="justify"/>
      <style:text-properties style:font-name="Arial" style:font-name-complex="Arial" fo:language="en" fo:country="US"/>
    </style:style>
    <style:style style:name="P151" style:parent-style-name="Standard" style:family="paragraph">
      <style:text-properties style:font-name="Arial" style:font-name-complex="Arial" fo:language="en" fo:country="US"/>
    </style:style>
    <style:style style:name="P152" style:parent-style-name="Standard" style:family="paragraph">
      <style:paragraph-properties fo:text-align="justify"/>
    </style:style>
    <style:style style:name="T153" style:parent-style-name="Absatz-Standardschriftart" style:family="text">
      <style:text-properties style:font-name="Arial" style:font-name-complex="Arial" fo:language="en" fo:country="US"/>
    </style:style>
    <style:style style:name="T154" style:parent-style-name="Absatz-Standardschriftart" style:family="text">
      <style:text-properties style:font-name="Monaco" style:font-name-complex="Arial" fo:font-size="10pt" style:font-size-asian="10pt" style:font-size-complex="10pt" fo:language="en" fo:country="US"/>
    </style:style>
    <style:style style:name="T155" style:parent-style-name="Absatz-Standardschriftart" style:family="text">
      <style:text-properties style:font-name="Arial" style:font-name-complex="Arial" fo:language="en" fo:country="US"/>
    </style:style>
    <style:style style:name="T156" style:parent-style-name="Absatz-Standardschriftart" style:family="text">
      <style:text-properties style:font-name="Monaco" style:font-name-complex="Arial" fo:font-size="10pt" style:font-size-asian="10pt" style:font-size-complex="10pt" fo:language="en" fo:country="US"/>
    </style:style>
    <style:style style:name="T157" style:parent-style-name="Absatz-Standardschriftart" style:family="text">
      <style:text-properties style:font-name="Monaco" style:font-name-complex="Arial" fo:font-size="10pt" style:font-size-asian="10pt" style:font-size-complex="10pt"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font-size="10pt" style:font-size-asian="10pt" style:font-size-complex="10pt" fo:language="en" fo:country="US"/>
    </style:style>
    <style:style style:name="T161" style:parent-style-name="Absatz-Standardschriftart" style:family="text">
      <style:text-properties style:font-name="Arial" style:font-name-complex="Arial" fo:language="en" fo:country="US"/>
    </style:style>
    <style:style style:name="P162" style:parent-style-name="Standard" style:family="paragraph">
      <style:text-properties style:font-name="Arial" style:font-name-complex="Arial" fo:language="en" fo:country="US"/>
    </style:style>
    <style:style style:name="P163" style:parent-style-name="Standard" style:family="paragraph">
      <style:text-properties style:font-name="Arial" style:font-name-complex="Arial" fo:font-weight="bold" style:font-weight-asian="bold" style:font-weight-complex="bold" fo:language="en" fo:country="US"/>
    </style:style>
    <style:style style:name="P164" style:parent-style-name="Standard" style:family="paragraph">
      <style:text-properties style:font-name="Arial" style:font-name-complex="Arial" fo:language="en" fo:country="US"/>
    </style:style>
    <style:style style:name="P165" style:parent-style-name="Standard" style:family="paragraph">
      <style:paragraph-properties fo:text-align="justify"/>
      <style:text-properties style:font-name="Arial" style:font-name-complex="Arial" fo:language="en" fo:country="US"/>
    </style:style>
    <style:style style:name="P166" style:parent-style-name="Standard" style:family="paragraph">
      <style:paragraph-properties fo:text-align="justify"/>
      <style:text-properties style:font-name="Arial" style:font-name-complex="Arial" fo:language="en" fo:country="US"/>
    </style:style>
    <style:style style:name="P167"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168" style:parent-style-name="Standard" style:family="paragraph">
      <style:paragraph-properties fo:text-align="justify"/>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paragraph-properties fo:text-align="justify"/>
    </style:style>
    <style:style style:name="T172" style:parent-style-name="Absatz-Standardschriftart" style:family="text">
      <style:text-properties style:font-name="Arial" style:font-name-complex="Arial" fo:language="en" fo:country="US"/>
    </style:style>
    <style:style style:name="T173" style:parent-style-name="Absatz-Standardschriftart" style:family="text">
      <style:text-properties style:font-name="Arial" style:font-name-complex="Arial" fo:font-weight="bold" style:font-weight-asian="bold" style:font-weight-complex="bold" fo:language="en" fo:country="US"/>
    </style:style>
    <style:style style:name="P174" style:parent-style-name="Standard" style:family="paragraph">
      <style:paragraph-properties fo:text-align="justify"/>
      <style:text-properties style:font-name="Arial" style:font-name-complex="Arial" fo:language="en" fo:country="US"/>
    </style:style>
    <style:style style:name="P175" style:parent-style-name="Standard" style:family="paragraph">
      <style:paragraph-properties fo:text-align="justify"/>
      <style:text-properties style:font-name="Arial" style:font-name-complex="Arial" fo:language="en" fo:country="US"/>
    </style:style>
    <style:style style:name="P176" style:parent-style-name="Standard" style:family="paragraph">
      <style:paragraph-properties fo:text-align="justify"/>
      <style:text-properties style:font-name="Arial" style:font-name-complex="Arial" fo:language="en" fo:country="US"/>
    </style:style>
    <style:style style:name="P177" style:parent-style-name="Standard" style:family="paragraph">
      <style:paragraph-properties fo:text-align="justify"/>
      <style:text-properties style:font-name="Arial" style:font-name-complex="Arial" fo:language="en" fo:country="US"/>
    </style:style>
    <style:style style:name="P178" style:parent-style-name="Standard" style:family="paragraph">
      <style:paragraph-properties fo:text-align="justify"/>
      <style:text-properties style:font-name="Arial" style:font-name-complex="Arial" fo:language="en" fo:country="US"/>
    </style:style>
    <style:style style:name="P179" style:parent-style-name="Standard" style:family="paragraph">
      <style:paragraph-properties fo:text-align="justify"/>
      <style:text-properties style:font-name="Arial" style:font-name-complex="Arial" fo:language="en" fo:country="US"/>
    </style:style>
    <style:style style:name="P180" style:parent-style-name="Standard" style:family="paragraph">
      <style:paragraph-properties fo:break-before="page"/>
      <style:text-properties fo:language="en" fo:country="US"/>
    </style:style>
    <style:style style:name="TableColumn182" style:family="table-column">
      <style:table-column-properties style:column-width="1.4736in"/>
    </style:style>
    <style:style style:name="TableColumn183" style:family="table-column">
      <style:table-column-properties style:column-width="1.3777in"/>
    </style:style>
    <style:style style:name="TableColumn184" style:family="table-column">
      <style:table-column-properties style:column-width="3.4375in"/>
    </style:style>
    <style:style style:name="Table181" style:family="table">
      <style:table-properties style:width="6.2888in" fo:margin-left="0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justify"/>
      <style:text-properties style:font-name="Arial" style:font-name-complex="Arial"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justify"/>
      <style:text-properties style:font-name="Arial" style:font-name-complex="Arial" fo:language="en" fo:country="US"/>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justify"/>
      <style:text-properties style:font-name="Arial" style:font-name-complex="Arial"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justify"/>
      <style:text-properties style:font-name="Arial" style:font-name-complex="Arial"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justify"/>
      <style:text-properties style:font-name="Arial" style:font-name-complex="Arial"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justify"/>
      <style:text-properties style:font-name="Arial" style:font-name-complex="Arial" fo:language="en" fo:country="US"/>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justify"/>
      <style:text-properties style:font-name="Arial" style:font-name-complex="Arial"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justify"/>
      <style:text-properties style:font-name="Arial" style:font-name-complex="Arial" fo:language="en" fo:country="US"/>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justify"/>
      <style:text-properties style:font-name="Arial" style:font-name-complex="Arial"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justify"/>
      <style:text-properties style:font-name="Arial" style:font-name-complex="Arial" fo:language="en" fo:country="U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justify"/>
      <style:text-properties style:font-name="Arial" style:font-name-complex="Arial"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justify"/>
      <style:text-properties style:font-name="Arial" style:font-name-complex="Arial" fo:language="en" fo:country="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justify"/>
      <style:text-properties style:font-name="Arial" style:font-name-complex="Arial"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justify"/>
      <style:text-properties style:font-name="Arial" style:font-name-complex="Arial" fo:language="en" fo:country="US"/>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justify"/>
      <style:text-properties style:font-name="Arial" style:font-name-complex="Arial"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justify"/>
      <style:text-properties style:font-name="Arial" style:font-name-complex="Arial" fo:language="en" fo:country="US"/>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justify"/>
      <style:text-properties style:font-name="Arial" style:font-name-complex="Arial" fo:language="en" fo:country="US"/>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text-align="justify"/>
      <style:text-properties style:font-name="Arial" style:font-name-complex="Arial" fo:language="en" fo:country="US"/>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justify"/>
      <style:text-properties style:font-name="Arial" style:font-name-complex="Arial"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justify"/>
      <style:text-properties style:font-name="Arial" style:font-name-complex="Arial" fo:language="en" fo:country="US"/>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justify"/>
      <style:text-properties style:font-name="Arial" style:font-name-complex="Arial"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justify"/>
      <style:text-properties style:font-name="Arial" style:font-name-complex="Arial"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Arial" style:font-name-complex="Arial" fo:language="en" fo:country="US"/>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justify"/>
      <style:text-properties style:font-name="Arial" style:font-name-complex="Arial"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Arial" style:font-name-complex="Arial" fo:language="en" fo:country="US"/>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justify"/>
      <style:text-properties style:font-name="Arial" style:font-name-complex="Arial"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Arial" style:font-name-complex="Arial" fo:language="en" fo:country="US"/>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text-align="justify"/>
      <style:text-properties style:font-name="Arial" style:font-name-complex="Arial"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Arial" style:font-name-complex="Arial" fo:language="en" fo:country="US"/>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justify"/>
      <style:text-properties style:font-name="Arial" style:font-name-complex="Arial"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Arial" style:font-name-complex="Arial" fo:language="en" fo:country="US"/>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justify"/>
      <style:text-properties style:font-name="Arial" style:font-name-complex="Arial"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Arial" style:font-name-complex="Arial" fo:language="en" fo:country="US"/>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justify"/>
      <style:text-properties style:font-name="Arial" style:font-name-complex="Arial"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Arial" style:font-name-complex="Arial" fo:language="en" fo:country="US"/>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justify"/>
      <style:text-properties style:font-name="Arial" style:font-name-complex="Arial"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Arial" style:font-name-complex="Arial" fo:language="en" fo:country="US"/>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justify"/>
      <style:text-properties style:font-name="Arial" style:font-name-complex="Arial"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Arial" style:font-name-complex="Arial" fo:language="en" fo:country="US"/>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justify"/>
      <style:text-properties style:font-name="Arial" style:font-name-complex="Arial"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style>
    <style:style style:name="T339" style:parent-style-name="Absatz-Standardschriftart" style:family="text">
      <style:text-properties style:font-name="Arial" style:font-name-complex="Arial" fo:language="en" fo:country="US"/>
    </style:style>
    <style:style style:name="T340" style:parent-style-name="Absatz-Standardschriftart" style:family="text">
      <style:text-properties style:font-name="Arial" style:font-name-complex="Arial" style:text-position="super 66.6%" fo:language="en" fo:country="US"/>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Arial" style:font-name-complex="Arial"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Arial" style:font-name-complex="Arial"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Arial" style:font-name-complex="Arial"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style:text-properties style:font-name="Arial" style:font-name-complex="Arial"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Arial" style:font-name-complex="Arial" fo:language="en" fo:country="US"/>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justify"/>
      <style:text-properties style:font-name="Arial" style:font-name-complex="Arial"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style:text-properties style:font-name="Arial" style:font-name-complex="Arial" fo:language="en" fo:country="US"/>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justify"/>
      <style:text-properties style:font-name="Arial" style:font-name-complex="Arial"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style:text-properties style:font-name="Arial" style:font-name-complex="Arial" fo:language="en" fo:country="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style:text-properties style:font-name="Arial" style:font-name-complex="Arial" fo:language="en" fo:country="U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style:text-properties style:font-name="Arial" style:font-name-complex="Arial" fo:language="en" fo:country="US"/>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style:text-properties style:font-name="Arial" style:font-name-complex="Arial"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style:text-properties style:font-name="Arial" style:font-name-complex="Arial" fo:language="en" fo:country="US"/>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style:text-properties style:font-name="Arial" style:font-name-complex="Arial"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style:text-properties style:font-name="Arial" style:font-name-complex="Arial" fo:language="en" fo:country="US"/>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justify"/>
      <style:text-properties style:font-name="Arial" style:font-name-complex="Arial"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style:text-properties style:font-name="Arial" style:font-name-complex="Arial" fo:language="en" fo:country="US"/>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text-properties style:font-name="Arial" style:font-name-complex="Arial"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justify"/>
      <style:text-properties style:font-name="Arial" style:font-name-complex="Arial"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justify"/>
      <style:text-properties style:font-name="Arial" style:font-name-complex="Arial"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justify"/>
      <style:text-properties style:font-name="Arial" style:font-name-complex="Arial" fo:language="en" fo:country="US"/>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justify"/>
      <style:text-properties style:font-name="Arial" style:font-name-complex="Arial"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style:text-properties style:font-name="Arial" style:font-name-complex="Arial" fo:language="en" fo:country="US"/>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justify"/>
      <style:text-properties style:font-name="Arial" style:font-name-complex="Arial"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style:text-properties style:font-name="Arial" style:font-name-complex="Arial" fo:language="en" fo:country="US"/>
    </style:style>
    <style:style style:name="P439" style:parent-style-name="Standard" style:family="paragraph">
      <style:paragraph-properties fo:text-align="justify"/>
      <style:text-properties style:font-name="Arial" style:font-name-complex="Arial" fo:language="en" fo:country="US"/>
    </style:style>
    <style:style style:name="P440" style:parent-style-name="Standard" style:family="paragraph">
      <style:paragraph-properties fo:text-align="justify"/>
      <style:text-properties style:font-name="Arial" style:font-name-complex="Arial" fo:language="en" fo:country="US"/>
    </style:style>
    <style:style style:name="P441" style:parent-style-name="Standard" style:family="paragraph">
      <style:paragraph-properties fo:text-align="justify"/>
    </style:style>
    <style:style style:name="T442" style:parent-style-name="Absatz-Standardschriftart" style:family="text">
      <style:text-properties style:font-name="Arial" style:font-name-complex="Arial" style:text-position="super 66.6%" fo:language="en" fo:country="US"/>
    </style:style>
    <style:style style:name="T443" style:parent-style-name="Absatz-Standardschriftart" style:family="text">
      <style:text-properties style:font-name="Arial" style:font-name-complex="Arial" fo:language="en" fo:country="US"/>
    </style:style>
    <style:style style:name="T444" style:parent-style-name="Absatz-Standardschriftart" style:family="text">
      <style:text-properties style:font-name="Arial" style:font-name-complex="Arial" fo:language="en" fo:country="US"/>
    </style:style>
    <style:style style:name="T445" style:parent-style-name="Absatz-Standardschriftart" style:family="text">
      <style:text-properties style:font-name="Arial" style:font-name-complex="Arial" fo:language="en" fo:country="US"/>
    </style:style>
    <style:style style:name="T446" style:parent-style-name="Absatz-Standardschriftart" style:family="text">
      <style:text-properties style:font-name="Monaco" style:font-name-complex="Arial" fo:font-size="10pt" style:font-size-asian="10pt" style:font-size-complex="10pt" fo:language="en" fo:country="US"/>
    </style:style>
    <style:style style:name="T447" style:parent-style-name="Absatz-Standardschriftart" style:family="text">
      <style:text-properties style:font-name="Arial" style:font-name-complex="Arial" fo:language="en" fo:country="US"/>
    </style:style>
    <style:style style:name="P448" style:parent-style-name="Standard" style:family="paragraph">
      <style:text-properties style:font-name="Arial" style:font-name-complex="Arial" fo:language="en" fo:country="US"/>
    </style:style>
    <style:style style:name="P449"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450" style:parent-style-name="Standard" style:family="paragraph">
      <style:text-properties style:font-name="Arial" style:font-name-complex="Arial" fo:font-weight="bold" style:font-weight-asian="bold" style:font-weight-complex="bold" fo:language="en" fo:country="US"/>
    </style:style>
    <style:style style:name="P451" style:parent-style-name="Standard" style:family="paragraph">
      <style:text-properties style:font-name="Arial" style:font-name-complex="Arial" fo:font-weight="bold" style:font-weight-asian="bold" style:font-weight-complex="bold" fo:language="en" fo:country="US"/>
    </style:style>
    <style:style style:name="P452" style:parent-style-name="Standard" style:family="paragraph">
      <style:text-properties style:font-name="Arial" style:font-name-complex="Arial" fo:font-size="10pt" style:font-size-asian="10pt" style:font-size-complex="10pt" fo:language="en" fo:country="US"/>
    </style:style>
    <style:style style:name="P453" style:parent-style-name="Standard" style:family="paragraph">
      <style:text-properties style:font-name="Arial" style:font-name-complex="Arial" fo:font-weight="bold" style:font-weight-asian="bold" style:font-weight-complex="bold" fo:language="en" fo:country="US"/>
    </style:style>
    <style:style style:name="P4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4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541"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542"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543" style:parent-style-name="Standard" style:family="paragraph">
      <style:text-properties style:font-name="Arial" style:font-name-complex="Arial" fo:font-weight="bold" style:font-weight-asian="bold" style:font-weight-complex="bold" fo:language="en" fo:country="US"/>
    </style:style>
    <style:style style:name="P544" style:parent-style-name="Standard" style:family="paragraph">
      <style:text-properties style:font-name="Arial" style:font-name-complex="Arial" fo:font-weight="bold" style:font-weight-asian="bold" style:font-weight-complex="bold" fo:language="en" fo:country="US"/>
    </style:style>
    <style:style style:name="T545"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office:automatic-styles>
  <office:body>
    <office:text text:use-soft-page-breaks="true">
      <text:p text:style-name="P1">MIDI support in piHPSDR</text:p>
      <text:p text:style-name="P2">Manual for Users</text:p>
      <text:p text:style-name="P3"/>
      <text:p text:style-name="P4"/>
      <text:p text:style-name="P5"><text:span text:style-name="T6">To use MIDI devices in piHPSDR, you must provide a text file<text:s/></text:span><text:span text:style-name="T7">midi.inp</text:span><text:span text:style-name="T8"><text:s/>that resides in the current working dir of piHPSDR (that is, where the "*.props" file and the WDSP wisdom files also reside).</text:span></text:p>
      <text:p text:style-name="P9"/>
      <text:p text:style-name="P10">A sample midi.inp file for the popular Behringer "CMD PL-1" MIDI console is<text:s/>provided as an example. The basic rules for the file are</text:p>
      <text:p text:style-name="P11"/>
      <text:p text:style-name="P12">•<text:tab/>the file is line-oriented. Each line contains a directive</text:p>
      <text:p text:style-name="P13">•<text:tab/>in each line, a "#" sign denotes a comment, that is:<text:s/>a line beginning with a "#" is skipped<text:s/>completely, and <text:s/>in all other lines, the "#" and all following characters are skipped.</text:p>
      <text:p text:style-name="P14"><text:span text:style-name="T15">•</text:span><text:span text:style-name="T16"><text:tab/></text:span><text:span text:style-name="T17">There must be at least one line starting with "</text:span><text:span text:style-name="T18">DEVICE=</text:span><text:span text:style-name="T19">".<text:s/></text:span><text:span text:style-name="T20">E</text:span><text:span text:style-name="T21">verything following<text:s/></text:span><text:span text:style-name="T22">the "="<text:s/></text:span><text:span text:style-name="T23">is treated as the</text:span><text:span text:style-name="T24"><text:s/></text:span><text:span text:style-name="T25">device name (without trailing blanks). Only MIDI devices are accepted whose</text:span><text:span text:style-name="T26"><text:s/></text:span><text:span text:style-name="T27">name starts with the given device name. for example,<text:s/></text:span><text:span text:style-name="T28">a</text:span><text:span text:style-name="T29"><text:s/>line</text:span><text:span text:style-name="T30"><text:s/>reading "</text:span><text:span text:style-name="T31">DEVICE=CMD PL</text:span><text:span text:style-name="T32">" will accept the "CMD PL-1" MIDI controller.</text:span></text:p>
      <text:p text:style-name="P33"><text:span text:style-name="T34">•</text:span><text:span text:style-name="T35"><text:tab/></text:span><text:span text:style-name="T36">Lines not specifying a device</text:span><text:span text:style-name="T37"><text:s/>must contain one<text:s/></text:span><text:span text:style-name="T38">(and only one)<text:s/></text:span><text:span text:style-name="T39">of the strings</text:span><text:span text:style-name="T40"><text:s/></text:span><text:span text:style-name="T41">"</text:span><text:span text:style-name="T42">KEY=</text:span><text:span text:style-name="T43">",<text:s/></text:span><text:span text:style-name="T44">"</text:span><text:span text:style-name="T45">CTRL=</text:span><text:span text:style-name="T46">", or "</text:span><text:span text:style-name="T47">PITCH</text:span><text:span text:style-name="T48">".</text:span></text:p>
      <text:p text:style-name="P49">•<text:tab/>The lines then can contain additional key words which are as follows</text:p>
      <text:p text:style-name="P50"/>
      <text:p text:style-name="P51"><text:span text:style-name="T52"><text:tab/></text:span><text:span text:style-name="T53">ONOFF</text:span></text:p>
      <text:p text:style-name="P54"><text:tab/>WHEEL</text:p>
      <text:p text:style-name="P55"><text:tab/>CHAN=&lt;chan&gt;</text:p>
      <text:p text:style-name="P56"><text:tab/>ACTION=&lt;action&gt;</text:p>
      <text:p text:style-name="P57"><text:tab/>THR=&lt;thresholds&gt;</text:p>
      <text:p text:style-name="P58"><text:tab/>DELAY=&lt;delay&gt;</text:p>
      <text:p text:style-name="P59"/>
      <text:p text:style-name="P60"><text:span text:style-name="T61"><text:tab/></text:span><text:span text:style-name="T62">where &lt;chan&gt; is a MIDI channel number</text:span><text:span text:style-name="T63"><text:s/>(1–16), &lt;action&gt; is a key word which tells which action should be triggered (see below), &lt;delay&gt; is a delay (in milli seconds) which may be applied to WHEELs (see below), and &lt;thresholds&gt; is a list of<text:s/></text:span><text:span text:style-name="T64">twelve</text:span><text:span text:style-name="T65"><text:s/>integer values which are used to translate the low-level values reported by a wheel into one of the six cases up/down combined with normal/fast/very fast. All these key words are optional, the default values are</text:span></text:p>
      <text:p text:style-name="P66"/>
      <text:p text:style-name="P67"><text:span text:style-name="T68"><text:tab/></text:span><text:span text:style-name="T69">&lt;chan&gt;=0</text:span><text:span text:style-name="T70"><text:tab/></text:span><text:span text:style-name="T71"><text:tab/></text:span><text:span text:style-name="T72"><text:tab/></text:span><text:span text:style-name="T73"><text:tab/>this means AnyChannel, see below</text:span></text:p>
      <text:p text:style-name="P74"><text:span text:style-name="T75"><text:tab/></text:span><text:span text:style-name="T76">&lt;action&gt;=NONE</text:span><text:span text:style-name="T77"><text:tab/></text:span><text:span text:style-name="T78"><text:tab/></text:span><text:span text:style-name="T79"><text:tab/>in this case the whole line has no meaning<text:s/></text:span></text:p>
      <text:p text:style-name="P80"><text:span text:style-name="T81"><text:tab/></text:span><text:span text:style-name="T82">&lt;thr&gt;=</text:span><text:span text:style-name="T83">128 -1 128 -1 128 -1 128 -1<text:s/></text:span><text:span text:style-name="T84">128 -1 128 -1</text:span></text:p>
      <text:p text:style-name="P85"><text:span text:style-name="T86"><text:tab/></text:span><text:span text:style-name="T87">&lt;delay&gt;=0</text:span><text:span text:style-name="T88"><text:tab/></text:span><text:span text:style-name="T89"><text:tab/></text:span><text:span text:style-name="T90"><text:tab/></text:span><text:span text:style-name="T91"><text:tab/>no delay enforced</text:span></text:p>
      <text:p text:style-name="P92"/>
      <text:p text:style-name="P93">MIDI channels</text:p>
      <text:p text:style-name="P94"/>
      <text:p text:style-name="P95"><text:span text:style-name="T96">If the CHAN keyword is not there, or a value for &lt;chan&gt; is given that is smaller than 1 or larger than 16, then a MIDI message from any channel triggers the event speci</text:span><text:span text:style-name="T97">­fied. If the line includes, say, "</text:span><text:span text:style-name="T98">CHAN=5</text:span><text:span text:style-name="T99">", then only MIDI messages from channel 5 triggers the event specified in the line. The CHAN key word is there for future extensions, if more than one MIDI controller can be used.</text:span></text:p>
      <text:p text:style-name="P100"/>
      <text:p text:style-name="P101"/>
      <text:soft-page-break/>
      <text:p text:style-name="P102">KEY events: MIDI push buttons</text:p>
      <text:p text:style-name="P103"/>
      <text:p text:style-name="P104">MIDI KEYs generate NoteOn/NoteOff messages. They are usually generated by push-buttons on the MIDI controller.<text:s/>Normally the action will only be executed when pressing the key, but f the additional key word ONOFF is given, the action will be executed both when pressing and releasing the key.</text:p>
      <text:p text:style-name="P105"><text:span text:style-name="T106">Example.</text:span><text:span text:style-name="T107"><text:s/>If the<text:s/></text:span><text:span text:style-name="T108">TUNE</text:span><text:span text:style-name="T109"><text:s/>(toggle TUNE state) is associated with a push-button, then in the normal case, the radio will start tuning when pressing the button, and stop tuning when pressing it again at a later time (in between, you may go to your antenna coupler and adjust it). However when the ONOFF key word is given, the radio will start tuning when pressing (and holding) the button, and stop tuning when releasing the button.</text:span></text:p>
      <text:p text:style-name="P110"/>
      <text:p text:style-name="P111">CTRL events: MIDI controllers<text:s/>(knobs and wheels)</text:p>
      <text:p text:style-name="P112"/>
      <text:p text:style-name="P113">For music instruments, MIDI controllers are expression pedals etc., they send values in the range 0–127. We distinguish between "knobs" and "wheels". Knobs can be turned left or right until one meets an end point, and send values from 0 to 127 indicating where we are between the left and right extreme. Knobs can typically be used for adjusting AF and microphone level, the TX drive level, etc.<text:s/>So the line</text:p>
      <text:p text:style-name="P114"/>
      <text:p text:style-name="P115">CTRL=20 ACTION=RFPOWER</text:p>
      <text:p text:style-name="P116"/>
      <text:p text:style-name="P117">will use the MIDI controller with id=20<text:s/>(0x14)<text:s/>to adjust the TX drive level, which is minimal when the knob is turned fully counter-clockwise and maximal if the knob is turned fully clockwise.</text:p>
      <text:p text:style-name="P118"/>
      <text:p text:style-name="P119"><text:span text:style-name="T120">A wheel is a special type of MIDI controller. It has no fully (counter-) clockwise position, but instead can be turned either left or right without ever stopping. While being rotated, it constantly sends MIDI messages encoding the sense (left/right) and possibly the speed of rotation.</text:span><text:span text:style-name="T121"><text:s text:c="2"/></text:span><text:span text:style-name="T122">Wheels can also be used, say, to set the AF volume. The software automatically takes care that if the minimum (maximum) value is reached, further rotation has no effect. Wheels need the additional keyword<text:s/></text:span><text:span text:style-name="T123">THR</text:span><text:span text:style-name="T124"><text:s/>to translate controller values into one of the six cases</text:span></text:p>
      <text:p text:style-name="P125"><text:tab/>very fast left</text:p>
      <text:p text:style-name="P126"><text:tab/>fast left</text:p>
      <text:p text:style-name="P127"><text:tab/>left</text:p>
      <text:p text:style-name="P128"><text:tab/>right</text:p>
      <text:p text:style-name="P129"><text:tab/>fast right</text:p>
      <text:p text:style-name="P130"><text:tab/>very fast right</text:p>
      <text:p text:style-name="P131"/>
      <text:p text:style-name="Standard"><text:span text:style-name="T132">If t1, t2,<text:s/></text:span><text:span text:style-name="T133">…, t11, t12</text:span><text:span text:style-name="T134"><text:s/>are the<text:s/></text:span><text:span text:style-name="T135">twelve integer</text:span><text:span text:style-name="T136"><text:s/>values</text:span><text:span text:style-name="T137"><text:s/>following "</text:span><text:span text:style-name="T138">THR=</text:span><text:span text:style-name="T139">"</text:span><text:span text:style-name="T140">,</text:span><text:span text:style-name="T141"><text:s/>then the algorithm for converting MIDI controller values into one of the six cases is as follows:</text:span></text:p>
      <text:p text:style-name="P142"/>
      <text:p text:style-name="P143"><text:tab/>t1<text:s/>≤ value ≤ t2<text:tab/>==&gt; very fast left</text:p>
      <text:p text:style-name="P144"><text:tab/>t3<text:s/>&lt; value ≤ t4<text:tab/>==&gt; fast left</text:p>
      <text:p text:style-name="P145"><text:tab/>t5<text:s/>&lt; value ≤<text:s/>t6<text:tab/>==&gt; left</text:p>
      <text:p text:style-name="P146"><text:tab/>t7 ≤ value ≤ t8<text:tab/>==&gt; right</text:p>
      <text:p text:style-name="P147"><text:tab/>t9 ≤ value ≤ t10<text:tab/>==&gt; fast right</text:p>
      <text:p text:style-name="P148"><text:tab/>t11 ≤ value ≤ t12<text:tab/>==&gt; very fast right</text:p>
      <text:p text:style-name="P149"><text:tab/></text:p>
      <text:p text:style-name="P150">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151"/>
      <text:p text:style-name="P152"><text:span text:style-name="T153">The "standard" use for wheels are VFO knobs, but they can also be used in all cases where knobs can be used. It may happen that when turning a wheel, the MIDI messages are generated at such a fast rate that it is difficult, e.g., to adjust the TX drive level to a desired value. Here the<text:s/></text:span><text:span text:style-name="T154">DELAY</text:span><text:span text:style-name="T155"><text:s/>keyword helps. It specifies a delay (in milli seconds) during which further MIDI controller messages are ignored. Specifying, for example<text:s/></text:span><text:span text:style-name="T156">DELAY=</text:span><text:span text:style-name="T157">10</text:span><text:span text:style-name="T158">0</text:span><text:span text:style-name="T159"><text:s/>for a wheel where<text:s/></text:span><text:span text:style-name="T160">ACTION=RFPOWER</text:span><text:span text:style-name="T161">, this implies that the TX drive level (which is between 0 and 100) changes at most by 10 units per second if the corresponding wheel is turned.</text:span></text:p>
      <text:p text:style-name="P162"/>
      <text:p text:style-name="P163">PITCH events: MIDI PITCH bends</text:p>
      <text:p text:style-name="P164"/>
      <text:p text:style-name="P165">Some MIDI controllers have a<text:s/>pitch<text:s/>controller. There can at most be one pitch controller per MIDI channel, and the MIDI protocol specifies that it can encode values from 0 to 16383.<text:s/>To give an example, the line</text:p>
      <text:p text:style-name="P166"/>
      <text:p text:style-name="P167">PITCH ACTION=AFGAIN</text:p>
      <text:p text:style-name="P168"/>
      <text:p text:style-name="P169">indicates that the AF volume level should be controlled with the pitch controller. Functionally, a pitch controller is fully equivalent to a knob, since it has a minimum and a maximum value.</text:p>
      <text:p text:style-name="P170"/>
      <text:p text:style-name="P171"><text:span text:style-name="T172"><text:s/></text:span><text:span text:style-name="T173">List of Actions</text:span></text:p>
      <text:p text:style-name="P174"/>
      <text:p text:style-name="P175">The following table documents which MIDI actions are available (in alphabetical order).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176"/>
      <text:p text:style-name="P177">In order not to overload the user interface, we have no action "go to 20m band". Instead, we implement a "band up" and "band down" action.<text:s/>With<text:s/>a<text:s/>push-button, you may cycle through the bands 160m - 80m - 60m etc, while with another push-button you may cycle the other way round. It is also possible to assign both "band-up" and "band-down" to a wheel, then turning the wheel in either direction will cycle through the bands in either direction. This is also possible for filter sizes and<text:s/>modes.</text:p>
      <text:p text:style-name="P178">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179"/>
      <text:p text:style-name="P180"/>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P187">Action key word</text:p>
          </table:table-cell>
          <table:table-cell table:style-name="TableCell188">
            <text:p text:style-name="P189">Valid elements</text:p>
          </table:table-cell>
          <table:table-cell table:style-name="TableCell190">
            <text:p text:style-name="P191">Description</text:p>
          </table:table-cell>
        </table:table-row>
        <table:table-row table:style-name="TableRow192">
          <table:table-cell table:style-name="TableCell193">
            <text:p text:style-name="P194">AFGAIN</text:p>
          </table:table-cell>
          <table:table-cell table:style-name="TableCell195">
            <text:p text:style-name="P196">knob, wheel</text:p>
          </table:table-cell>
          <table:table-cell table:style-name="TableCell197">
            <text:p text:style-name="P198">set AF volume level</text:p>
          </table:table-cell>
        </table:table-row>
        <table:table-row table:style-name="TableRow199">
          <table:table-cell table:style-name="TableCell200">
            <text:p text:style-name="P201">AGC</text:p>
          </table:table-cell>
          <table:table-cell table:style-name="TableCell202">
            <text:p text:style-name="P203">knob, wheel</text:p>
          </table:table-cell>
          <table:table-cell table:style-name="TableCell204">
            <text:p text:style-name="P205">change AGC value</text:p>
          </table:table-cell>
        </table:table-row>
        <table:table-row table:style-name="TableRow206">
          <table:table-cell table:style-name="TableCell207">
            <text:p text:style-name="P208">AGCATTACK</text:p>
          </table:table-cell>
          <table:table-cell table:style-name="TableCell209">
            <text:p text:style-name="P210">key</text:p>
          </table:table-cell>
          <table:table-cell table:style-name="TableCell211">
            <text:p text:style-name="P212">cycle<text:s/>through AGC<text:s/>attack (fast/med/slow)</text:p>
          </table:table-cell>
        </table:table-row>
        <table:table-row table:style-name="TableRow213">
          <table:table-cell table:style-name="TableCell214">
            <text:p text:style-name="P215">ATT</text:p>
          </table:table-cell>
          <table:table-cell table:style-name="TableCell216">
            <text:p text:style-name="P217">key</text:p>
          </table:table-cell>
          <table:table-cell table:style-name="TableCell218">
            <text:p text:style-name="P219">cycle through ALEX attenuator settings</text:p>
          </table:table-cell>
        </table:table-row>
        <table:table-row table:style-name="TableRow220">
          <table:table-cell table:style-name="TableCell221">
            <text:p text:style-name="P222">ATT</text:p>
          </table:table-cell>
          <table:table-cell table:style-name="TableCell223">
            <text:p text:style-name="P224">wheel, knob</text:p>
          </table:table-cell>
          <table:table-cell table:style-name="TableCell225">
            <text:p text:style-name="P226">set value of step attenuator</text:p>
          </table:table-cell>
        </table:table-row>
        <table:table-row table:style-name="TableRow227">
          <table:table-cell table:style-name="TableCell228">
            <text:p text:style-name="P229">BANDDOWN</text:p>
          </table:table-cell>
          <table:table-cell table:style-name="TableCell230">
            <text:p text:style-name="P231">key, wheel</text:p>
          </table:table-cell>
          <table:table-cell table:style-name="TableCell232">
            <text:p text:style-name="P233">cycle through bands downwards</text:p>
          </table:table-cell>
        </table:table-row>
        <table:table-row table:style-name="TableRow234">
          <table:table-cell table:style-name="TableCell235">
            <text:p text:style-name="P236">BANDUP</text:p>
          </table:table-cell>
          <table:table-cell table:style-name="TableCell237">
            <text:p text:style-name="P238">key, wheel</text:p>
          </table:table-cell>
          <table:table-cell table:style-name="TableCell239">
            <text:p text:style-name="P240">cycle through bands upwards</text:p>
          </table:table-cell>
        </table:table-row>
        <table:table-row table:style-name="TableRow241">
          <table:table-cell table:style-name="TableCell242">
            <text:p text:style-name="P243">COMPRESS</text:p>
          </table:table-cell>
          <table:table-cell table:style-name="TableCell244">
            <text:p text:style-name="P245">wheel, knob</text:p>
          </table:table-cell>
          <table:table-cell table:style-name="TableCell246">
            <text:p text:style-name="P247">set TX compression value</text:p>
          </table:table-cell>
        </table:table-row>
        <table:table-row table:style-name="TableRow248">
          <table:table-cell table:style-name="TableCell249">
            <text:p text:style-name="P250">CTUN</text:p>
          </table:table-cell>
          <table:table-cell table:style-name="TableCell251">
            <text:p text:style-name="P252">key</text:p>
          </table:table-cell>
          <table:table-cell table:style-name="TableCell253">
            <text:p text:style-name="P254">toggle CTUN mode</text:p>
          </table:table-cell>
        </table:table-row>
        <table:table-row table:style-name="TableRow255">
          <table:table-cell table:style-name="TableCell256">
            <text:p text:style-name="P257">FILTERDOWN</text:p>
          </table:table-cell>
          <table:table-cell table:style-name="TableCell258">
            <text:p text:style-name="P259">key, wheel</text:p>
          </table:table-cell>
          <table:table-cell table:style-name="TableCell260">
            <text:p text:style-name="P261">cycle through filters downwards</text:p>
          </table:table-cell>
        </table:table-row>
        <table:table-row table:style-name="TableRow262">
          <table:table-cell table:style-name="TableCell263">
            <text:p text:style-name="P264">FILTERUP</text:p>
          </table:table-cell>
          <table:table-cell table:style-name="TableCell265">
            <text:p text:style-name="P266">key, wheel</text:p>
          </table:table-cell>
          <table:table-cell table:style-name="TableCell267">
            <text:p text:style-name="P268">cycle through filters upwards</text:p>
          </table:table-cell>
        </table:table-row>
        <table:table-row table:style-name="TableRow269">
          <table:table-cell table:style-name="TableCell270">
            <text:p text:style-name="P271">LOCK</text:p>
          </table:table-cell>
          <table:table-cell table:style-name="TableCell272">
            <text:p text:style-name="P273">key</text:p>
          </table:table-cell>
          <table:table-cell table:style-name="TableCell274">
            <text:p text:style-name="P275">toggle LOCK on/off</text:p>
          </table:table-cell>
        </table:table-row>
        <table:table-row table:style-name="TableRow276">
          <table:table-cell table:style-name="TableCell277">
            <text:p text:style-name="P278">MICGAIN</text:p>
          </table:table-cell>
          <table:table-cell table:style-name="TableCell279">
            <text:p text:style-name="P280">knob, wheel</text:p>
          </table:table-cell>
          <table:table-cell table:style-name="TableCell281">
            <text:p text:style-name="P282">change microphone gain</text:p>
          </table:table-cell>
        </table:table-row>
        <table:table-row table:style-name="TableRow283">
          <table:table-cell table:style-name="TableCell284">
            <text:p text:style-name="P285">MODEDOWN</text:p>
          </table:table-cell>
          <table:table-cell table:style-name="TableCell286">
            <text:p text:style-name="P287">key, wheel</text:p>
          </table:table-cell>
          <table:table-cell table:style-name="TableCell288">
            <text:p text:style-name="P289">cycle through modes downwards</text:p>
          </table:table-cell>
        </table:table-row>
        <table:table-row table:style-name="TableRow290">
          <table:table-cell table:style-name="TableCell291">
            <text:p text:style-name="P292">MODEUP</text:p>
          </table:table-cell>
          <table:table-cell table:style-name="TableCell293">
            <text:p text:style-name="P294">key, wheel</text:p>
          </table:table-cell>
          <table:table-cell table:style-name="TableCell295">
            <text:p text:style-name="P296">cycle through modes upwards</text:p>
          </table:table-cell>
        </table:table-row>
        <table:table-row table:style-name="TableRow297">
          <table:table-cell table:style-name="TableCell298">
            <text:p text:style-name="P299">MOX</text:p>
          </table:table-cell>
          <table:table-cell table:style-name="TableCell300">
            <text:p text:style-name="P301">key</text:p>
          </table:table-cell>
          <table:table-cell table:style-name="TableCell302">
            <text:p text:style-name="P303">toggle MOX state</text:p>
          </table:table-cell>
        </table:table-row>
        <table:table-row table:style-name="TableRow304">
          <table:table-cell table:style-name="TableCell305">
            <text:p text:style-name="P306">NOISEBLANKER</text:p>
          </table:table-cell>
          <table:table-cell table:style-name="TableCell307">
            <text:p text:style-name="P308">key</text:p>
          </table:table-cell>
          <table:table-cell table:style-name="TableCell309">
            <text:p text:style-name="P310">cycle through NB settings</text:p>
          </table:table-cell>
        </table:table-row>
        <table:table-row table:style-name="TableRow311">
          <table:table-cell table:style-name="TableCell312">
            <text:p text:style-name="P313">NOISEREDUCTION</text:p>
          </table:table-cell>
          <table:table-cell table:style-name="TableCell314">
            <text:p text:style-name="P315">key</text:p>
          </table:table-cell>
          <table:table-cell table:style-name="TableCell316">
            <text:p text:style-name="P317">cycle through NR settings</text:p>
          </table:table-cell>
        </table:table-row>
        <table:table-row table:style-name="TableRow318">
          <table:table-cell table:style-name="TableCell319">
            <text:p text:style-name="P320">PANHIGH</text:p>
          </table:table-cell>
          <table:table-cell table:style-name="TableCell321">
            <text:p text:style-name="P322">wheel</text:p>
          </table:table-cell>
          <table:table-cell table:style-name="TableCell323">
            <text:p text:style-name="P324">change "high" value of current panadapter</text:p>
          </table:table-cell>
        </table:table-row>
        <table:table-row table:style-name="TableRow325">
          <table:table-cell table:style-name="TableCell326">
            <text:p text:style-name="P327">PANLOW</text:p>
          </table:table-cell>
          <table:table-cell table:style-name="TableCell328">
            <text:p text:style-name="P329">wheel</text:p>
          </table:table-cell>
          <table:table-cell table:style-name="TableCell330">
            <text:p text:style-name="P331">change "low" value of current panadapter</text:p>
          </table:table-cell>
        </table:table-row>
        <table:table-row table:style-name="TableRow332">
          <table:table-cell table:style-name="TableCell333">
            <text:p text:style-name="P334">PREAMP</text:p>
          </table:table-cell>
          <table:table-cell table:style-name="TableCell335">
            <text:p text:style-name="P336">key</text:p>
          </table:table-cell>
          <table:table-cell table:style-name="TableCell337">
            <text:p text:style-name="P338"><text:span text:style-name="T339">cycle through preamp settings<text:s/></text:span><text:span text:style-name="T340">a)</text:span></text:p>
          </table:table-cell>
        </table:table-row>
        <table:table-row table:style-name="TableRow341">
          <table:table-cell table:style-name="TableCell342">
            <text:p text:style-name="P343">PURESIGNAL</text:p>
          </table:table-cell>
          <table:table-cell table:style-name="TableCell344">
            <text:p text:style-name="P345">key</text:p>
          </table:table-cell>
          <table:table-cell table:style-name="TableCell346">
            <text:p text:style-name="P347">toggle PURESIGNAL enable/disable</text:p>
          </table:table-cell>
        </table:table-row>
        <table:table-row table:style-name="TableRow348">
          <table:table-cell table:style-name="TableCell349">
            <text:p text:style-name="P350">RFPOWER</text:p>
          </table:table-cell>
          <table:table-cell table:style-name="TableCell351">
            <text:p text:style-name="P352">knob, wheel</text:p>
          </table:table-cell>
          <table:table-cell table:style-name="TableCell353">
            <text:p text:style-name="P354">change TX drive level</text:p>
          </table:table-cell>
        </table:table-row>
        <table:table-row table:style-name="TableRow355">
          <table:table-cell table:style-name="TableCell356">
            <text:p text:style-name="P357">RITCLEAR</text:p>
          </table:table-cell>
          <table:table-cell table:style-name="TableCell358">
            <text:p text:style-name="P359">key</text:p>
          </table:table-cell>
          <table:table-cell table:style-name="TableCell360">
            <text:p text:style-name="P361">turn off RIT and set RIT value to zero</text:p>
          </table:table-cell>
        </table:table-row>
        <table:table-row table:style-name="TableRow362">
          <table:table-cell table:style-name="TableCell363">
            <text:p text:style-name="P364">RITVAL</text:p>
          </table:table-cell>
          <table:table-cell table:style-name="TableCell365">
            <text:p text:style-name="P366">wheel</text:p>
          </table:table-cell>
          <table:table-cell table:style-name="TableCell367">
            <text:p text:style-name="P368">change RIT value</text:p>
          </table:table-cell>
        </table:table-row>
        <table:table-row table:style-name="TableRow369">
          <table:table-cell table:style-name="TableCell370">
            <text:p text:style-name="P371">SPLIT</text:p>
          </table:table-cell>
          <table:table-cell table:style-name="TableCell372">
            <text:p text:style-name="P373">key</text:p>
          </table:table-cell>
          <table:table-cell table:style-name="TableCell374">
            <text:p text:style-name="P375">toggle SPLIT enable/disable</text:p>
          </table:table-cell>
        </table:table-row>
        <table:table-row table:style-name="TableRow376">
          <table:table-cell table:style-name="TableCell377">
            <text:p text:style-name="P378">SWAPVFO</text:p>
          </table:table-cell>
          <table:table-cell table:style-name="TableCell379">
            <text:p text:style-name="P380">key</text:p>
          </table:table-cell>
          <table:table-cell table:style-name="TableCell381">
            <text:p text:style-name="P382">swap VFOs A and B</text:p>
          </table:table-cell>
        </table:table-row>
        <table:table-row table:style-name="TableRow383">
          <table:table-cell table:style-name="TableCell384">
            <text:p text:style-name="P385">TUNE</text:p>
          </table:table-cell>
          <table:table-cell table:style-name="TableCell386">
            <text:p text:style-name="P387">key</text:p>
          </table:table-cell>
          <table:table-cell table:style-name="TableCell388">
            <text:p text:style-name="P389">toggle TUNE state</text:p>
          </table:table-cell>
        </table:table-row>
        <table:table-row table:style-name="TableRow390">
          <table:table-cell table:style-name="TableCell391">
            <text:p text:style-name="P392">VFO</text:p>
          </table:table-cell>
          <table:table-cell table:style-name="TableCell393">
            <text:p text:style-name="P394">wheel</text:p>
          </table:table-cell>
          <table:table-cell table:style-name="TableCell395">
            <text:p text:style-name="P396">change frequency of current VFO</text:p>
          </table:table-cell>
        </table:table-row>
        <table:table-row table:style-name="TableRow397">
          <table:table-cell table:style-name="TableCell398">
            <text:p text:style-name="P399">VFOA</text:p>
          </table:table-cell>
          <table:table-cell table:style-name="TableCell400">
            <text:p text:style-name="P401">wheel</text:p>
          </table:table-cell>
          <table:table-cell table:style-name="TableCell402">
            <text:p text:style-name="P403">change frequency of VFO A</text:p>
          </table:table-cell>
        </table:table-row>
        <table:table-row table:style-name="TableRow404">
          <table:table-cell table:style-name="TableCell405">
            <text:p text:style-name="P406">VFOB</text:p>
          </table:table-cell>
          <table:table-cell table:style-name="TableCell407">
            <text:p text:style-name="P408">wheel</text:p>
          </table:table-cell>
          <table:table-cell table:style-name="TableCell409">
            <text:p text:style-name="P410">change frequency of VFO B</text:p>
          </table:table-cell>
        </table:table-row>
        <table:table-row table:style-name="TableRow411">
          <table:table-cell table:style-name="TableCell412">
            <text:p text:style-name="P413">VFO_A2B</text:p>
          </table:table-cell>
          <table:table-cell table:style-name="TableCell414">
            <text:p text:style-name="P415">key</text:p>
          </table:table-cell>
          <table:table-cell table:style-name="TableCell416">
            <text:p text:style-name="P417">copy frequency from VFO A to VFO B</text:p>
          </table:table-cell>
        </table:table-row>
        <table:table-row table:style-name="TableRow418">
          <table:table-cell table:style-name="TableCell419">
            <text:p text:style-name="P420">VFO_B2A</text:p>
          </table:table-cell>
          <table:table-cell table:style-name="TableCell421">
            <text:p text:style-name="P422">key</text:p>
          </table:table-cell>
          <table:table-cell table:style-name="TableCell423">
            <text:p text:style-name="P424">copy frequency from VFO B to VFO A</text:p>
          </table:table-cell>
        </table:table-row>
        <table:table-row table:style-name="TableRow425">
          <table:table-cell table:style-name="TableCell426">
            <text:p text:style-name="P427">VOX</text:p>
          </table:table-cell>
          <table:table-cell table:style-name="TableCell428">
            <text:p text:style-name="P429">key</text:p>
          </table:table-cell>
          <table:table-cell table:style-name="TableCell430">
            <text:p text:style-name="P431">toggle VOX enable/disable</text:p>
          </table:table-cell>
        </table:table-row>
        <table:table-row table:style-name="TableRow432">
          <table:table-cell table:style-name="TableCell433">
            <text:p text:style-name="P434">NONE</text:p>
          </table:table-cell>
          <table:table-cell table:style-name="TableCell435">
            <text:p text:style-name="P436">key, knob, wheel</text:p>
          </table:table-cell>
          <table:table-cell table:style-name="TableCell437">
            <text:p text:style-name="P438">no action</text:p>
          </table:table-cell>
        </table:table-row>
      </table:table>
      <text:p text:style-name="P439"><text:s/></text:p>
      <text:p text:style-name="P440"/>
      <text:p text:style-name="P441"><text:span text:style-name="T442">a)</text:span><text:span text:style-name="T443"><text:s/></text:span><text:span text:style-name="T444">preamps<text:s/></text:span><text:span text:style-name="T445">only available for<text:s/></text:span><text:span text:style-name="T446">CHARLY25</text:span><text:span text:style-name="T447"><text:s/>filter board</text:span></text:p>
      <text:p text:style-name="P448"/>
      <text:p text:style-name="P449"/>
      <text:p text:style-name="P450">Appendix A. Sample midi.inp file for a Behringer CMD PL-1<text:s/>controller</text:p>
      <text:p text:style-name="P451"/>
      <text:p text:style-name="P452">The file is given in a small font to avoid line breaks.<text:s/>Use copy+paste to get this onto you computer.</text:p>
      <text:p text:style-name="P453"/>
      <text:p text:style-name="P454">#</text:p>
      <text:p text:style-name="P455"># Sample midi.inp file, suitable for a Behringer CMD PL-1 MIDI controller</text:p>
      <text:p text:style-name="P456">#</text:p>
      <text:p text:style-name="P457"># Note that the Attenuator is implemented twice, as a key and as a wheel</text:p>
      <text:p text:style-name="P458"># The key is suitable for radios with a step (ALEX) attenuator, the wheel</text:p>
      <text:p text:style-name="P459"># fits best for radios with a programmable attenuator (0-31 dB).</text:p>
      <text:p text:style-name="P460">#</text:p>
      <text:p text:style-name="P461">DEVICE=CMD PL-1</text:p>
      <text:p text:style-name="P462">#</text:p>
      <text:p text:style-name="P463"># Big Wheel: main VFO knob</text:p>
      <text:p text:style-name="P464"># Note that there is a "KEY" event (id=31) triggered by pushing the VFO wheel.</text:p>
      <text:p text:style-name="P465"># Ignore this, because this happens unintentionally most of the time you</text:p>
      <text:p text:style-name="P466"># use the wheel.</text:p>
      <text:p text:style-name="P467">#</text:p>
      <text:p text:style-name="P468">CTRL=31 WHEEL THR=0 59 60 61 62 63 65 66 67 68 69 127 ACTION=VFO</text:p>
      <text:p text:style-name="P469">KEY=31 ACTION=NONE</text:p>
      <text:p text:style-name="P470">#</text:p>
      <text:p text:style-name="P471"># Big slider (pitch-bend controller): AF volume</text:p>
      <text:p text:style-name="P472">#</text:p>
      <text:p text:style-name="P473">PITCH ACTION=AFGAIN</text:p>
      <text:p text:style-name="P474">#</text:p>
      <text:p text:style-name="P475"># 8 Knobs (top left). These are "wheels" assigned to</text:p>
      <text:p text:style-name="P476">#</text:p>
      <text:p text:style-name="P477"># id=0: top row, leftmost: <text:s/>StepAttenuator</text:p>
      <text:p text:style-name="P478"># id=1: top row, 2nd from left: TX compression</text:p>
      <text:p text:style-name="P479"># id=2: top row, 2nd from right: RIT value</text:p>
      <text:p text:style-name="P480"># id=3: top row, rightmost: <text:s/>Panadapter low</text:p>
      <text:p text:style-name="P481"># id=4: bottom row, leftmost: <text:s/>AGC value</text:p>
      <text:p text:style-name="P482"># id=5: bottom row, 2nd from left: MIC gain</text:p>
      <text:p text:style-name="P483"># id=6: bottom row, 2nd from right: TX drive</text:p>
      <text:p text:style-name="P484"># id=7: bottom row, rightmost: <text:s/>cycle through filters</text:p>
      <text:p text:style-name="P485">#</text:p>
      <text:p text:style-name="P486">CTRL=0 WHEEL THR=-1 -1 -1 -1 1 63 65 127 128 128 128 128 ACTION=ATT</text:p>
      <text:p text:style-name="P487">CTRL=1 WHEEL THR=-1 -1 -1 -1 1 63 65 127 128 128 128 128 ACTION=COMPRESS</text:p>
      <text:p text:style-name="P488">CTRL=2 WHEEL THR=-1 -1 -1 -1 1 63 65 127 128 128 128 128 ACTION=RITVAL</text:p>
      <text:p text:style-name="P489">CTRL=3 WHEEL THR=-1 -1 -1 -1 1 63 65 127 128 128 128 128 ACTION=PANLOW</text:p>
      <text:p text:style-name="P490">CTRL=4 WHEEL THR=-1 -1 -1 -1 1 63 65 127 128 128 128 128 ACTION=AGC</text:p>
      <text:p text:style-name="P491">CTRL=5 WHEEL THR=-1 -1 -1 -1 1 63 65 127 128 128 128 128 ACTION=MICGAIN</text:p>
      <text:p text:style-name="P492">CTRL=6 WHEEL THR=-1 -1 -1 -1 1 63 65 127 128 128 128 128 ACTION=RFPOWER</text:p>
      <text:p text:style-name="P493">CTRL=7 WHEEL THR=-1 -1 -1 -1 1 63 65 127 128 128 128 128 ACTION=FILTERUP</text:p>
      <text:p text:style-name="P494">#</text:p>
      <text:p text:style-name="P495"># Push actions on these knobs generate KEY events are are not assigned</text:p>
      <text:p text:style-name="P496">#</text:p>
      <text:p text:style-name="P497">KEY=0 ACTION=NONE</text:p>
      <text:p text:style-name="P498">KEY=1 ACTION=NONE</text:p>
      <text:p text:style-name="P499">KEY=2 ACTION=NONE</text:p>
      <text:p text:style-name="P500">KEY=3 ACTION=NONE</text:p>
      <text:p text:style-name="P501">KEY=4 ACTION=NONE</text:p>
      <text:p text:style-name="P502">KEY=5 ACTION=NONE</text:p>
      <text:p text:style-name="P503">KEY=6 ACTION=NONE</text:p>
      <text:p text:style-name="P504">KEY=7 ACTION=NONE</text:p>
      <text:p text:style-name="P505">#</text:p>
      <text:p text:style-name="P506"># 8 Keys (below the 8 Knobs)</text:p>
      <text:p text:style-name="P507">#</text:p>
      <text:p text:style-name="P508"># id=16 label="1": top row, leftmost: <text:s/>not assigned</text:p>
      <text:p text:style-name="P509"># id=17 label="2": top row, 2nd from left: cycle through Alex ATT settings</text:p>
      <text:p text:style-name="P510"># id=18 label="3": top row, 2nd from right: clear RIT value and turn off RIT</text:p>
      <text:p text:style-name="P511"># id=19 label="4": top row, rightmost: <text:s/>toggle CTUN</text:p>
      <text:p text:style-name="P512"># id=20 label="5": bottom row, leftmost: cycle through noise blanker settings</text:p>
      <text:p text:style-name="P513"># id=21 label="6": bottom row, 2nd from left: cycle through noise reduction settings</text:p>
      <text:p text:style-name="P514"># id=22 label="7": bottom row, 2nd from right: <text:s/>toggle VOX</text:p>
      <text:p text:style-name="P515"># id=23 label="8": bottom row, rightmost: cycle through AGC fast/medium/slow</text:p>
      <text:p text:style-name="P516">#</text:p>
      <text:p text:style-name="P517">KEY=16 ACTION=NONE</text:p>
      <text:p text:style-name="P518">KEY=17 ACTION=ATT</text:p>
      <text:p text:style-name="P519">KEY=18 ACTION=RITCLEAR</text:p>
      <text:p text:style-name="P520">KEY=19 ACTION=CTUN</text:p>
      <text:p text:style-name="P521">KEY=20 ACTION=NOISEBLANKER</text:p>
      <text:p text:style-name="P522">KEY=21 ACTION=NOISEREDUCTION</text:p>
      <text:p text:style-name="P523">KEY=22 ACTION=VOX</text:p>
      <text:p text:style-name="P524">KEY=23 ACTION=AGCATTACK</text:p>
      <text:p text:style-name="P525">#</text:p>
      <text:p text:style-name="P526"># "other" keys</text:p>
      <text:p text:style-name="P527"># Note that the "DECK" key switches the MIDI channel of the device.</text:p>
      <text:p text:style-name="P528">#</text:p>
      <text:p text:style-name="P529">KEY=24 ACTION=TUNE <text:s text:c="15"/># LOAD <text:s text:c="3"/>button: TUNE on/off</text:p>
      <text:p text:style-name="P530">KEY=25 ACTION=LOCK <text:s text:c="15"/># LOCK <text:s text:c="3"/>button: Lock VFO(s)</text:p>
      <text:p text:style-name="P531">KEY=26 ACTION=PURESIGNAL <text:s text:c="9"/># DECK <text:s text:c="3"/>button: toggle PURESIGNAL</text:p>
      <text:p text:style-name="P532">KEY=27 ACTION=SWAPVFO <text:s text:c="12"/># SCRATCH button: Swap VFOs A and B</text:p>
      <text:p text:style-name="P533">KEY=32 ACTION=VFOA2B <text:s text:c="13"/># SYNC <text:s text:c="3"/>button: Frequency VFO A -&gt; VFO B</text:p>
      <text:p text:style-name="P534">KEY=33 ACTION=VFOB2A <text:s text:c="13"/># TAP <text:s text:c="4"/>button: Frequency VFO B -&gt; VFO A</text:p>
      <text:p text:style-name="P535">KEY=34 ACTION=MOX <text:s text:c="16"/># CUE <text:s text:c="4"/>button: MOX on/off</text:p>
      <text:p text:style-name="P536">KEY=35 ACTION=SPLIT <text:s text:c="14"/># &gt;|| <text:s text:c="4"/>button: toggle Split</text:p>
      <text:p text:style-name="P537">KEY=36 ACTION=MODEDOWN <text:s text:c="11"/># &lt;&lt; <text:s text:c="5"/>button: Mode down</text:p>
      <text:p text:style-name="P538">KEY=37 ACTION=MODEUP <text:s text:c="13"/># &gt;&gt; <text:s text:c="5"/>button: Mode up</text:p>
      <text:p text:style-name="P539">KEY=38 ACTION=BANDDOWN <text:s text:c="11"/># - <text:s text:c="6"/>button: Band down</text:p>
      <text:p text:style-name="P540">KEY=39 ACTION=BANDUP <text:s text:c="13"/># + <text:s text:c="6"/>button: Band up</text:p>
      <text:p text:style-name="P541"/>
      <text:p text:style-name="P542"/>
      <text:p text:style-name="P543">Appendix B. Sample midi.inp file for a Hercules DJ compact controller</text:p>
      <text:p text:style-name="P544"/>
      <text:p text:style-name="Standard"><text:span text:style-name="T545">To be ad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19-10-25T15:03:00Z</meta:creation-date>
    <dc:date>2019-10-25T15:03:00Z</dc:date>
    <meta:template xlink:href="Normal.dotm" xlink:type="simple"/>
    <meta:editing-cycles>2</meta:editing-cycles>
    <meta:editing-duration>PT0S</meta:editing-duration>
    <meta:document-statistic meta:page-count="2" meta:paragraph-count="128" meta:word-count="2048" meta:character-count="12614" meta:row-count="305" meta:non-whitespace-character-count="10694"/>
  </office:meta>
</office:document-meta>
</file>